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ns42="http://openoffice.org/2009/office" xmlns:loext="urn:org:documentfoundation:names:experimental:office:xmlns:loext:1.0" xmlns:form="urn:oasis:names:tc:opendocument:xmlns:form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ns42="http://openoffice.org/2009/office" xmlns:loext="urn:org:documentfoundation:names:experimental:office:xmlns:loext:1.0" xmlns:form="urn:oasis:names:tc:opendocument:xmlns:form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automatic-styles/>
  <office:body>
    <office:text>
      <text:h text:outline-level="1">Fiche d'Activité Hebdomadaire</text:h>
      <text:h text:outline-level="1">Nom: Oualid Siraji</text:h>
      <text:p>
</text:p>
      <text:p>Date / Semaine:</text:p>
      <text:p>Objectifs de la semaine:</text:p>
      <text:p>Activités planifiées:</text:p>
      <text:p>Ressources nécessaires:</text:p>
      <text:p>Résultats attendus:</text:p>
      <text:p>Réflexions / Commentaires: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ns42="http://openoffice.org/2009/office" xmlns:loext="urn:org:documentfoundation:names:experimental:office:xmlns:loext:1.0" xmlns:form="urn:oasis:names:tc:opendocument:xmlns:form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ns42="http://openoffice.org/2009/office" xmlns:loext="urn:org:documentfoundation:names:experimental:office:xmlns:loext:1.0" xmlns:form="urn:oasis:names:tc:opendocument:xmlns:form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